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style:text-underline-style="solid" style:text-underline-width="auto" style:text-underline-color="font-color" fo:font-weight="bold" officeooo:rsid="0001c793" officeooo:paragraph-rsid="0001c793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1c793"/>
    </style:style>
    <style:style style:name="P3" style:family="paragraph" style:parent-style-name="Standard">
      <style:text-properties fo:font-weight="bold" officeooo:paragraph-rsid="0001c793" style:font-weight-asian="bold" style:font-weight-complex="bold"/>
    </style:style>
    <style:style style:name="P4" style:family="paragraph" style:parent-style-name="Standard">
      <style:text-properties officeooo:rsid="000345dd" officeooo:paragraph-rsid="000345dd"/>
    </style:style>
    <style:style style:name="P5" style:family="paragraph" style:parent-style-name="Standard">
      <style:text-properties officeooo:rsid="00041e15" officeooo:paragraph-rsid="00041e15"/>
    </style:style>
    <style:style style:name="P6" style:family="paragraph" style:parent-style-name="Standard">
      <style:text-properties fo:font-weight="normal" officeooo:rsid="0005a98d" officeooo:paragraph-rsid="0005a98d" style:font-weight-asian="normal" style:font-weight-complex="normal"/>
    </style:style>
    <style:style style:name="P7" style:family="paragraph" style:parent-style-name="Standard">
      <style:text-properties officeooo:rsid="0005a98d" officeooo:paragraph-rsid="0005a98d"/>
    </style:style>
    <style:style style:name="P8" style:family="paragraph" style:parent-style-name="Standard">
      <style:text-properties officeooo:rsid="0006e893" officeooo:paragraph-rsid="0006e893"/>
    </style:style>
    <style:style style:name="P9" style:family="paragraph" style:parent-style-name="Standard">
      <style:text-properties fo:font-weight="bold" officeooo:paragraph-rsid="0001c793" style:font-weight-asian="bold" style:font-weight-complex="bold"/>
    </style:style>
    <style:style style:name="P10" style:family="paragraph" style:parent-style-name="Standard">
      <style:text-properties fo:font-weight="normal" officeooo:rsid="0008e3da" officeooo:paragraph-rsid="0008e3da" style:font-weight-asian="normal" style:font-weight-complex="normal"/>
    </style:style>
    <style:style style:name="P11" style:family="paragraph" style:parent-style-name="Standard">
      <style:text-properties officeooo:paragraph-rsid="0001c793"/>
    </style:style>
    <style:style style:name="P12" style:family="paragraph" style:parent-style-name="Standard">
      <style:text-properties officeooo:rsid="0009a06b" officeooo:paragraph-rsid="0009a0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9a0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- Introduce el comando para listar todos los archivos y directorios del directorio raíz incluidos los ocultos. </text:p>
      <text:p text:style-name="P2"/>
      <text:p text:style-name="P4">Ls -l -a</text:p>
      <text:p text:style-name="P2"/>
      <text:p text:style-name="P3">2.- Introduce el comando para obtener la lista extendida de todos los archivos y directorios (incluidos los archivos que contengan), del directorio /home </text:p>
      <text:p text:style-name="P2"/>
      <text:p text:style-name="P5">la -l -R /home</text:p>
      <text:p text:style-name="P2"/>
      <text:p text:style-name="P3">3.- Introduce el comando para mostrar el valor de la variable de entorno PATH. ¿Para qué sirve dicha variable?. </text:p>
      <text:p text:style-name="P2"/>
      <text:p text:style-name="P5"/>
      <text:p text:style-name="P2"/>
      <text:p text:style-name="P3">4.- Introduce el comando para mostrar el valor de la variable de entorno HOME. ¿que diferencia hay entre $HOME y el directorio /home?. </text:p>
      <text:p text:style-name="P5"/>
      <text:p text:style-name="P5">Cat $HOME cat /home y la diferencia es un $HOME es una variable y en /home es un direcorio.</text:p>
      <text:p text:style-name="P2"/>
      <text:p text:style-name="P3">5.- Introduce el comando para mostrar el directorio en el que te encuentras. </text:p>
      <text:p text:style-name="P2"/>
      <text:p text:style-name="P5">pwd</text:p>
      <text:p text:style-name="P2"/>
      <text:p text:style-name="P3">6.- Introduce el comando para listar los nombres del fichero del directorio actual, que comiencen por la letra 'l'. </text:p>
      <text:p text:style-name="P2"/>
      <text:p text:style-name="P7">ls <text:s/>l*</text:p>
      <text:p text:style-name="P2"/>
      <text:p text:style-name="P3">7.- Crea un directorio con tu nombre en el directorio $HOME y añadelo a la variable de entorno PATH. </text:p>
      <text:p text:style-name="P3"/>
      <text:p text:style-name="P6">Mkdir $home/david <text:s text:c="3"/>set PATH=. /u<text:span text:style-name="T2">rs/</text:span><text:span text:style-name="T3">bin $home/david/david/bin</text:span></text:p>
      <text:p text:style-name="P2"/>
      <text:p text:style-name="P3">8.- Introduce un comando para mostrar el contenido del fichero /etc/passwd. ¿Para que sirve este fichero?. </text:p>
      <text:p text:style-name="P2"/>
      <text:p text:style-name="P7">Cat /<text:span text:style-name="T2">etc</text:span><text:span text:style-name="T3">/passwd</text:span></text:p>
      <text:p text:style-name="P2"/>
      <text:p text:style-name="P2"><text:span text:style-name="T1">9.- Introduce un comando para crear un directorio llamado D1 en tu carpeta de trabajo.</text:span> </text:p>
      <text:p text:style-name="P2"/>
      <text:p text:style-name="P7">Mkdir $HOME/D1</text:p>
      <text:p text:style-name="P2"/>
      <text:p text:style-name="P2"/>
      <text:p text:style-name="P2"/>
      <text:p text:style-name="P3"><text:soft-page-break/>10.- Copia todos los ficheros de tu directorio de trabajo al directorio creado en el ejercicio anterior. </text:p>
      <text:p text:style-name="P2"/>
      <text:p text:style-name="P7">Cp -r $HOME/david $HOME/d1</text:p>
      <text:p text:style-name="P2"/>
      <text:p text:style-name="P3">11.- Introduce un comando que devuelva SOLO los datos del usuario root, del fichero /etc/passwd. </text:p>
      <text:p text:style-name="P2"/>
      <text:p text:style-name="P2"/>
      <text:p text:style-name="P3">12.- Introduce los comandos necesarios para mostrar el contenido del fichero /etc/shadow. </text:p>
      <text:p text:style-name="P2"/>
      <text:p text:style-name="P8">Cat /<text:span text:style-name="T2">etc</text:span><text:span text:style-name="T3">/shadow</text:span></text:p>
      <text:p text:style-name="P2"/>
      <text:p text:style-name="P3">13.- Introduce un comando para mostrar el contenido del fichero /etc/passwd y cambie el carácter : por el carácter _ </text:p>
      <text:p text:style-name="P2"/>
      <text:p text:style-name="P8">cat /<text:span text:style-name="T2">etc</text:span><text:span text:style-name="T3">/passwd | tr ‘:’ ‘_’</text:span></text:p>
      <text:p text:style-name="P2"/>
      <text:p text:style-name="P3">14.- Introduce un comando que cuente los ficheros existentes en el directorio $HOME. </text:p>
      <text:p text:style-name="P2"/>
      <text:p text:style-name="P8">wc $HOME</text:p>
      <text:p text:style-name="P2"/>
      <text:p text:style-name="P3">15.- Introduce un comando que cuente los ficheros existentes en el directorio $HOME y en sus subdirectorios. </text:p>
      <text:p text:style-name="P10"/>
      <text:p text:style-name="P10">Wc -c /home</text:p>
      <text:p text:style-name="P2"/>
      <text:p text:style-name="P3">16.- Describe los permisos de los siguientes ficheros: </text:p>
      <text:p text:style-name="P3"><text:tab/>● /bin/ls </text:p>
      <text:p text:style-name="P3"><text:tab/>● $HOME/Desktop </text:p>
      <text:p text:style-name="P3"><text:tab/>● /home </text:p>
      <text:p text:style-name="P3"><text:tab/>● /etc/group </text:p>
      <text:p text:style-name="P12">ls- l</text:p>
      <text:p text:style-name="P12"/>
      <text:p text:style-name="P3">17.- Introduce un comando que muestre el usuario propietario, tamaño y nombre de los ficheros de $HOME, ordenados por tamaño. </text:p>
      <text:p text:style-name="P2"/>
      <text:p text:style-name="P2"/>
      <text:p text:style-name="P3">18.- Crea un fichero en tu directorio $HOME, con la salida del comando ls -l. </text:p>
      <text:p text:style-name="P2"/>
      <text:p text:style-name="P2"/>
      <text:p text:style-name="P2"/>
      <text:p text:style-name="P3">19.- Muestra un comando para visualizar el contenido del fichero /etc/shadow. La salida estandar de este comando deb<text:span text:style-name="T4">ls</text:span>e ir al final del fichero del ejercicio anterior, sin machacar su contenido. La salida de error debe ir al un fichero llamado “err”, en tu directorio $HOME. </text:p>
      <text:p text:style-name="P2"/>
      <text:p text:style-name="P2"><text:soft-page-break/></text:p>
      <text:p text:style-name="P2"/>
      <text:p text:style-name="P3">20.- Introduce el comando para mostrar por pantalla SOLO los permisos y el nombre de todos los ficheros existentes en el directorio /etc. </text:p>
      <text:p text:style-name="P2"/>
      <text:p text:style-name="P2"/>
      <text:p text:style-name="P2"><text:span text:style-name="T1">21.- Introduce un comando para mostrar por pantalla SOLO el nombre de usuario e ID del usuario root.</text:span> </text:p>
      <text:p text:style-name="P2"/>
      <text:p text:style-name="P2"/>
      <text:p text:style-name="P3">22.- Crea un archivo de texto llamado t1 en $HOME con el texto ls -l &gt;t1 Seguidamente: </text:p>
      <text:p text:style-name="P2"/>
      <text:p text:style-name="P2"/>
      <text:p text:style-name="P3">* Introduce el comando para modificar sus permisos para que todo SOLO el propietario del fichero pueda modificar su contenido.</text:p>
      <text:p text:style-name="P2"/>
      <text:p text:style-name="P2"/>
      <text:p text:style-name="P3">* Introduce el comando para modificar sus permisos para que cualquiera pueda ejecutar dicho archivo.</text:p>
      <text:p text:style-name="P2"/>
      <text:p text:style-name="P3">* Introduce el comando para cambiar el propietario del fichero al usuario root.</text:p>
      <text:p text:style-name="P2"/>
      <text:p text:style-name="P2"/>
      <text:p text:style-name="P3">* Introduce el comando para que cualquiera pueda modificar el fichero.</text:p>
      <text:p text:style-name="P2"/>
      <text:p text:style-name="P2"/>
      <text:p text:style-name="P2"/>
      <text:p text:style-name="P3">23.- Crea un archivo de texto llamado t2 en $HOME con el texto ls -l &gt;t2</text:p>
      <text:p text:style-name="P2"/>
      <text:p text:style-name="P2"/>
      <text:p text:style-name="P3">* Introduce el comando para que todo el mundo pueda escribir o modificar el archivo.</text:p>
      <text:p text:style-name="P2"/>
      <text:p text:style-name="P2"/>
      <text:p text:style-name="P3">* Introduce el comando para que solo el usuario propietario pueda borrarlo.</text:p>
      <text:p text:style-name="P2"/>
      <text:p text:style-name="P2"/>
      <text:p text:style-name="P2"/>
      <text:p text:style-name="P3">24.- Introduce un comando para obtener las 3 últimas lineas del fichero t1. El resultado debe almacenarse en el fichero $HOME/ej8. </text:p>
      <text:p text:style-name="P2"/>
      <text:p text:style-name="P2"/>
      <text:p text:style-name="P2"/>
      <text:p text:style-name="P3">25.- Introduce un comando que busque en $HOME los ficheros que empiecen por la letra 't' y modifique su fecha de actualización a la actual. </text:p>
      <text:p text:style-name="P2"/>
      <text:p text:style-name="P2"/>
      <text:p text:style-name="P2"><text:soft-page-break/><text:span text:style-name="T1">26.- Introduce un comando para poner a root como el usuario propietario de un fichero de tu usuario.</text:span> </text:p>
      <text:p text:style-name="P2"/>
      <text:p text:style-name="P2"/>
      <text:p text:style-name="P3">27.- Introduce un comando que busque en $HOME los ficheros que empiecen por la letra 't' y muestre por pantalla su contenido. </text:p>
      <text:p text:style-name="P2"/>
      <text:p text:style-name="P2"/>
      <text:p text:style-name="P3">28.- Introduce un comando que busque todos los ficheros de tu usuario que ocupen más de 20bytes. </text:p>
      <text:p text:style-name="P2"/>
      <text:p text:style-name="P2"/>
      <text:p text:style-name="P2"/>
      <text:p text:style-name="P2"><text:span text:style-name="T1">29.- Introduce un comando que busque todos los ficheros del sistema menores de 1MB y del usuario root y guarde sus nombres en el fichero /root/ficheros_pequeños.</text:span> </text:p>
      <text:p text:style-name="P2"/>
      <text:p text:style-name="P2"/>
      <text:p text:style-name="P2"><text:span text:style-name="T1">30.- Introduce un comando que busque todos los ficheros de tu usuario que ocupen más de 5000MB y con permiso de escritura y los borre.</text:span> </text:p>
      <text:p text:style-name="P2"/>
      <text:p text:style-name="P2"/>
      <text:p text:style-name="P3">31.- Introduce un comando para crear un enlace simbólico en tu directorio $HOME, sobre el fichero /bin/pwd. Intenta ejecutarlo. </text:p>
      <text:p text:style-name="P2"/>
      <text:p text:style-name="P2"/>
      <text:p text:style-name="P3">32.- Introduce un comando que busque los ficheros de tu usuario y con permisos de lectura escritura y ejecución para todo el mundo. </text:p>
      <text:p text:style-name="P2"/>
      <text:p text:style-name="P2"/>
      <text:p text:style-name="P3">33.- Introduce un comando que muestre SOLO el tamaño, nombre y permisos de los ficheros de tu usuario existentes en el tu directorio de trabaj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style:text-underline-style="solid" style:text-underline-width="auto" style:text-underline-color="font-color" fo:font-weight="bold" officeooo:rsid="0001c793" officeooo:paragraph-rsid="0001c793" style:font-size-asian="16pt" style:font-weight-asian="bold" style:font-size-complex="16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s Comandos<text:tab/>Sistemas Operativos en red<text:tab/>David Piñuel Bosque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7T17:48:40.178000000</dc:date>
    <meta:editing-duration>PT16M18S</meta:editing-duration>
    <meta:editing-cycles>3</meta:editing-cycles>
    <meta:document-statistic meta:table-count="0" meta:image-count="0" meta:object-count="0" meta:page-count="4" meta:paragraph-count="58" meta:word-count="802" meta:character-count="4791" meta:non-whitespace-character-count="4003"/>
  </office:meta>
</office:document-meta>
</file>